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margin-left="0in" fo:margin-right="0in" fo:text-indent="0in" style:auto-text-indent="false"/>
    </style:style>
    <style:style style:name="P2" style:family="paragraph" style:parent-style-name="Text_20_body" style:list-style-name="L1">
      <style:paragraph-properties fo:margin-left="0in" fo:margin-right="0in" fo:text-indent="0in" style:auto-text-indent="false"/>
    </style:style>
    <style:style style:name="P3" style:family="paragraph" style:parent-style-name="Text_20_body" style:list-style-name="L2">
      <style:paragraph-properties fo:margin-left="0in" fo:margin-right="0in" fo:text-indent="0in" style:auto-text-indent="false"/>
    </style:style>
    <style:style style:name="P4" style:family="paragraph" style:parent-style-name="Text_20_body" style:list-style-name="L3">
      <style:paragraph-properties fo:margin-left="0in" fo:margin-right="0in" fo:text-indent="0in" style:auto-text-indent="false"/>
    </style:style>
    <style:style style:name="P5" style:family="paragraph" style:parent-style-name="Text_20_body" style:list-style-name="L4">
      <style:paragraph-properties fo:margin-left="0in" fo:margin-right="0in" fo:text-indent="0in" style:auto-text-indent="false"/>
    </style:style>
    <style:style style:name="P6" style:family="paragraph" style:parent-style-name="Text_20_body" style:list-style-name="L5">
      <style:paragraph-properties fo:margin-left="0in" fo:margin-right="0in" fo:text-indent="0in" style:auto-text-indent="false"/>
    </style:style>
    <style:style style:name="P7" style:family="paragraph" style:parent-style-name="Text_20_body" style:list-style-name="L6">
      <style:paragraph-properties fo:margin-left="0in" fo:margin-right="0in" fo:text-indent="0in" style:auto-text-indent="false"/>
    </style:style>
    <style:style style:name="P8" style:family="paragraph" style:parent-style-name="Text_20_body" style:list-style-name="L7">
      <style:paragraph-properties fo:margin-left="0in" fo:margin-right="0in" fo:text-indent="0in" style:auto-text-indent="false"/>
    </style:style>
    <style:style style:name="P9" style:family="paragraph" style:parent-style-name="Text_20_body" style:list-style-name="L8">
      <style:paragraph-properties fo:margin-left="0in" fo:margin-right="0in" fo:text-indent="0in" style:auto-text-indent="false"/>
    </style:style>
    <style:style style:name="P10" style:family="paragraph" style:parent-style-name="Text_20_body" style:list-style-name="L9">
      <style:paragraph-properties fo:margin-left="0in" fo:margin-right="0in" fo:text-indent="0in" style:auto-text-indent="false"/>
    </style:style>
    <style:style style:name="T1" style:family="text">
      <style:text-properties officeooo:rsid="0016bd52"/>
    </style:style>
    <style:style style:name="T2" style:family="text">
      <style:text-properties fo:font-weight="bold" style:font-weight-asian="bold" style:font-weight-complex="bol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T1">L</text:span>et's understand <text:span text:style-name="T2">what is a container</text:span> and before understanding container you should understand what is a process. So a process is nothing but a running program that is getting executed in your system. So a container is nothing but a process. <text:span text:style-name="T1">Similarly just like a process, </text:span>a container can be started, stopped and killed, and those are the states of your container.</text:p>
      <text:p text:style-name="Standard"/>
      <text:p text:style-name="P1">Docker Lifecycle Commands refer to a set of commands used to manage the lifecycle of Docker containers. These commands allow users to create, start, stop, restart, pause, and remove Docker containers, as well as inspect their details. Let's explore each of these commands in detail:</text:p>
      <text:p text:style-name="P1">1. docker create:</text:p>
      <text:list text:style-name="L1">
        <text:list-item>
          <text:p text:style-name="P2"><text:span text:style-name="Strong_20_Emphasis">Purpose</text:span>: This command creates a new Docker container but does not start it.</text:p>
        </text:list-item>
        <text:list-item>
          <text:p text:style-name="P2"><text:span text:style-name="Strong_20_Emphasis">Syntax</text:span>: docker create [OPTIONS] IMAGE [COMMAND] [ARG...]</text:p>
        </text:list-item>
        <text:list-item>
          <text:p text:style-name="P2"><text:span text:style-name="Strong_20_Emphasis">Options</text:span>:</text:p>
          <text:list>
            <text:list-item>
              <text:p text:style-name="P2">o-name: Assign a name to the container.</text:p>
            </text:list-item>
            <text:list-item>
              <text:p text:style-name="P2">o-v, --volume: Bind mount a volume.</text:p>
            </text:list-item>
            <text:list-item>
              <text:p text:style-name="P2">o-p, --publish: Publish a container's port(s) to the host.</text:p>
            </text:list-item>
          </text:list>
        </text:list-item>
        <text:list-item>
          <text:p text:style-name="P2"><text:span text:style-name="Strong_20_Emphasis">Example</text:span>: docker create -name my_container my_image</text:p>
        </text:list-item>
      </text:list>
      <text:p text:style-name="P1">2. docker start:</text:p>
      <text:list text:style-name="L2">
        <text:list-item>
          <text:p text:style-name="P3"><text:span text:style-name="Strong_20_Emphasis">Purpose</text:span>: Starts one or more stopped Docker containers.</text:p>
        </text:list-item>
        <text:list-item>
          <text:p text:style-name="P3"><text:span text:style-name="Strong_20_Emphasis">Syntax</text:span>: docker start [OPTIONS] CONTAINER [CONTAINER...]</text:p>
        </text:list-item>
        <text:list-item>
          <text:p text:style-name="P3"><text:span text:style-name="Strong_20_Emphasis">Options</text:span>:</text:p>
          <text:list>
            <text:list-item>
              <text:p text:style-name="P3">o-a, --attach: Attach STDOUT/STDERR and forward signals.</text:p>
            </text:list-item>
          </text:list>
        </text:list-item>
        <text:list-item>
          <text:p text:style-name="P3"><text:span text:style-name="Strong_20_Emphasis">Example</text:span>: docker start my_container</text:p>
        </text:list-item>
      </text:list>
      <text:p text:style-name="P1">3. docker stop:</text:p>
      <text:list text:style-name="L3">
        <text:list-item>
          <text:p text:style-name="P4"><text:span text:style-name="Strong_20_Emphasis">Purpose</text:span>: Stops one or more running Docker containers.</text:p>
        </text:list-item>
        <text:list-item>
          <text:p text:style-name="P4"><text:span text:style-name="Strong_20_Emphasis">Syntax</text:span>: docker stop [OPTIONS] CONTAINER [CONTAINER...]</text:p>
        </text:list-item>
        <text:list-item>
          <text:p text:style-name="P4"><text:span text:style-name="Strong_20_Emphasis">Options</text:span>:</text:p>
          <text:list>
            <text:list-item>
              <text:p text:style-name="P4">o-t, --time: Seconds to wait for stop before killing it.</text:p>
            </text:list-item>
          </text:list>
        </text:list-item>
        <text:list-item>
          <text:p text:style-name="P4"><text:span text:style-name="Strong_20_Emphasis">Example</text:span>: docker stop my_container</text:p>
        </text:list-item>
      </text:list>
      <text:p text:style-name="P1">4. docker restart:</text:p>
      <text:list text:style-name="L4">
        <text:list-item>
          <text:p text:style-name="P5"><text:span text:style-name="Strong_20_Emphasis">Purpose</text:span>: Restarts one or more running or stopped Docker containers.</text:p>
        </text:list-item>
        <text:list-item>
          <text:p text:style-name="P5"><text:span text:style-name="Strong_20_Emphasis">Syntax</text:span>: docker restart [OPTIONS] CONTAINER [CONTAINER...]</text:p>
        </text:list-item>
        <text:list-item>
          <text:p text:style-name="P5"><text:span text:style-name="Strong_20_Emphasis">Options</text:span>:</text:p>
          <text:list>
            <text:list-item>
              <text:p text:style-name="P5"><text:soft-page-break/>o-t, --time: Seconds to wait for stop before killing it.</text:p>
            </text:list-item>
          </text:list>
        </text:list-item>
        <text:list-item>
          <text:p text:style-name="P5"><text:span text:style-name="Strong_20_Emphasis">Example</text:span>: docker restart my_container</text:p>
        </text:list-item>
      </text:list>
      <text:p text:style-name="P1">5. docker pause:</text:p>
      <text:list text:style-name="L5">
        <text:list-item>
          <text:p text:style-name="P6"><text:span text:style-name="Strong_20_Emphasis">Purpose</text:span>: Pauses one or more running Docker containers.</text:p>
        </text:list-item>
        <text:list-item>
          <text:p text:style-name="P6"><text:span text:style-name="Strong_20_Emphasis">Syntax</text:span>: docker pause CONTAINER [CONTAINER...]</text:p>
        </text:list-item>
        <text:list-item>
          <text:p text:style-name="P6"><text:span text:style-name="Strong_20_Emphasis">Example</text:span>: docker pause my_container</text:p>
        </text:list-item>
      </text:list>
      <text:p text:style-name="P1">6. docker unpause:</text:p>
      <text:list text:style-name="L6">
        <text:list-item>
          <text:p text:style-name="P7"><text:span text:style-name="Strong_20_Emphasis">Purpose</text:span>: Unpauses one or more paused Docker containers.</text:p>
        </text:list-item>
        <text:list-item>
          <text:p text:style-name="P7"><text:span text:style-name="Strong_20_Emphasis">Syntax</text:span>: docker unpause CONTAINER [CONTAINER...]</text:p>
        </text:list-item>
        <text:list-item>
          <text:p text:style-name="P7"><text:span text:style-name="Strong_20_Emphasis">Example</text:span>: docker unpause my_container</text:p>
        </text:list-item>
      </text:list>
      <text:p text:style-name="P1">7. docker kill:</text:p>
      <text:list text:style-name="L7">
        <text:list-item>
          <text:p text:style-name="P8"><text:span text:style-name="Strong_20_Emphasis">Purpose</text:span>: Kills one or more running Docker containers by sending a SIGKILL signal.</text:p>
        </text:list-item>
        <text:list-item>
          <text:p text:style-name="P8"><text:span text:style-name="Strong_20_Emphasis">Syntax</text:span>: docker kill [OPTIONS] CONTAINER [CONTAINER...]</text:p>
        </text:list-item>
        <text:list-item>
          <text:p text:style-name="P8"><text:span text:style-name="Strong_20_Emphasis">Options</text:span>:</text:p>
          <text:list>
            <text:list-item>
              <text:p text:style-name="P8">o-s, --signal: Signal to send to the container. Default is SIGKILL.</text:p>
            </text:list-item>
          </text:list>
        </text:list-item>
        <text:list-item>
          <text:p text:style-name="P8"><text:span text:style-name="Strong_20_Emphasis">Example</text:span>: docker kill my_container</text:p>
        </text:list-item>
      </text:list>
      <text:p text:style-name="P1">8. docker rm:</text:p>
      <text:list text:style-name="L8">
        <text:list-item>
          <text:p text:style-name="P9"><text:span text:style-name="Strong_20_Emphasis">Purpose</text:span>: Removes one or more Docker containers.</text:p>
        </text:list-item>
        <text:list-item>
          <text:p text:style-name="P9"><text:span text:style-name="Strong_20_Emphasis">Syntax</text:span>: docker rm [OPTIONS] CONTAINER [CONTAINER...]</text:p>
        </text:list-item>
        <text:list-item>
          <text:p text:style-name="P9"><text:span text:style-name="Strong_20_Emphasis">Options</text:span>:</text:p>
          <text:list>
            <text:list-item>
              <text:p text:style-name="P9">o-f, --force: Force removal of the container.</text:p>
            </text:list-item>
            <text:list-item>
              <text:p text:style-name="P9">o-v, --volumes: Remove the volumes associated with the container.</text:p>
            </text:list-item>
          </text:list>
        </text:list-item>
        <text:list-item>
          <text:p text:style-name="P9"><text:span text:style-name="Strong_20_Emphasis">Example</text:span>: docker rm my_container</text:p>
        </text:list-item>
      </text:list>
      <text:p text:style-name="P1">9. docker inspect:</text:p>
      <text:list text:style-name="L9">
        <text:list-item>
          <text:p text:style-name="P10"><text:span text:style-name="Strong_20_Emphasis">Purpose</text:span>: Returns low-level information about Docker objects, including containers.</text:p>
        </text:list-item>
        <text:list-item>
          <text:p text:style-name="P10"><text:span text:style-name="Strong_20_Emphasis">Syntax</text:span>: docker inspect [OPTIONS] NAME|ID [NAME|ID...]</text:p>
        </text:list-item>
        <text:list-item>
          <text:p text:style-name="P10"><text:span text:style-name="Strong_20_Emphasis">Options</text:span>:</text:p>
          <text:list>
            <text:list-item>
              <text:p text:style-name="P10">o-f, --format: Format the output using the given Go template.</text:p>
            </text:list-item>
          </text:list>
        </text:list-item>
        <text:list-item>
          <text:p text:style-name="P10"><text:span text:style-name="Strong_20_Emphasis">Example</text:span>: docker inspect my_container</text:p>
        </text:list-item>
      </text:list>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4-23T15:36:30.309000000</meta:creation-date>
    <dc:date>2025-04-23T17:07:10.178000000</dc:date>
    <meta:editing-duration>PT44M2S</meta:editing-duration>
    <meta:editing-cycles>1</meta:editing-cycles>
    <meta:document-statistic meta:table-count="0" meta:image-count="0" meta:object-count="0" meta:page-count="2" meta:paragraph-count="55" meta:word-count="455" meta:character-count="2793" meta:non-whitespace-character-count="2446"/>
    <meta:generator>LibreOffice/24.8.6.1$Windows_X86_64 LibreOffice_project/051bf11303684a0a982c9966e8be766d0a9efbc7</meta:generator>
  </office:meta>
</office:document-meta>
</file>